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rrorPanel.configure( int erro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ErrorPanel.createOnErro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nErrorPanel.OnErro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rror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rrorPanel.getOnErrorSett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